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1AA9E4A17B30A3512AF.png" manifest:media-type="image/png"/>
  <manifest:file-entry manifest:full-path="Pictures/10000201000009AE00000531C1AA5E4A2D64F341.png" manifest:media-type="image/png"/>
  <manifest:file-entry manifest:full-path="Pictures/10009B470000520800002C0CCBDA2DBC84D7AF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66" draw:textarea-horizontal-align="justify" draw:textarea-vertical-align="middle" draw:auto-grow-height="false" fo:min-height="11.05cm" fo:min-width="20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66" draw:textarea-horizontal-align="justify" draw:textarea-vertical-align="middle" draw:auto-grow-height="false" fo:min-height="15.25cm" fo:min-width="25.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6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1cm" svg:height="11.3cm" svg:x="4.35cm" svg:y="4.8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0.999cm" svg:height="11.275cm" svg:x="4.351cm" svg:y="4.873cm">
            <draw:image xlink:href="Pictures/10009B470000520800002C0CCBDA2DBC84D7AF4D.svg" xlink:type="simple" xlink:show="embed" xlink:actuate="onLoad">
              <text:p/>
            </draw:image>
            <draw:image xlink:href="Pictures/100002010000031A000001AA9E4A17B30A3512AF.png" xlink:type="simple" xlink:show="embed" xlink:actuate="onLoad"/>
          </draw:frame>
        </draw:g>
      </draw:page>
      <draw:page draw:name="page2" draw:style-name="dp1" draw:master-page-name="Default">
        <draw:custom-shape draw:style-name="gr3" draw:text-style-name="P1" draw:layer="layout" svg:width="26.1cm" svg:height="15.5cm" svg:x="1.8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1cm" svg:height="11.27cm" svg:x="4.35cm" svg:y="4.865cm">
          <draw:image xlink:href="Pictures/10000201000009AE00000531C1AA5E4A2D64F3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 draw:fill-color="#0000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2:48:59.976718580</meta:creation-date>
    <meta:print-date>2017-10-20T22:55:43.609669918</meta:print-date>
    <dc:date>2017-10-23T20:24:01.705636244</dc:date>
    <meta:editing-duration>PT13M</meta:editing-duration>
    <meta:editing-cycles>2</meta:editing-cycles>
    <meta:generator>LibreOffice/5.1.6.2$Linux_X86_64 LibreOffice_project/10m0$Build-2</meta:generator>
    <meta:document-statistic meta:object-count="5"/>
  </office:meta>
</office:document-meta>
</file>